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2.54cm" style:rel-column-width="8760*"/>
    </style:style>
    <style:style style:name="Таблица1.B" style:family="table-column">
      <style:table-column-properties style:column-width="16.461cm" style:rel-column-width="5677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justify" style:justify-single-word="false"/>
      <style:text-properties style:font-name="Cambria" fo:language="ru" fo:country="RU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Cambria"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Cambria" fo:language="ru" fo:country="RU"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Cambria"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11" style:family="paragraph" style:parent-style-name="Text_20_body">
      <style:text-properties style:font-name="Cambria" fo:language="en" fo:country="US"/>
    </style:style>
    <style:style style:name="P12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Heading_20_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fo:language="ru" fo:country="RU" fo:font-style="normal" style:font-name-asian="Times New Roman2" style:font-style-asian="normal" style:font-name-complex="Times New Roman2" style:font-style-complex="normal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style="normal" style:font-name-asian="Times New Roman2" style:font-style-asian="normal" style:font-name-complex="Times New Roman2" style:font-style-complex="normal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1.011cm" svg:height="0.951cm" draw:z-index="0"><draw:image xlink:href="../images/0179.png" xlink:type="simple" xlink:show="embed" xlink:actuate="onLoad"/></draw:frame></text:p>
          </table:table-cell>
          <table:table-cell table:style-name="Таблица1.B1" office:value-type="string">
            <text:h text:style-name="P13" text:outline-level="1">Синус с косинусом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11">|<text:span text:style-name="T1">векторизован</text:span>| <text:span text:style-name="T1">Си </text:span>|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2.17cm" svg:height="1.461cm" draw:z-index="1"><draw:image xlink:href="../images/0179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5"><text:span text:style-name="T4">Блок </text:span><text:span text:style-name="T5">вычисляет значение синуса и косинуса одного аргумента. </text:span><text:span text:style-name="T4">Блок векторизован, то есть можно получать значения синуса и косинуса нескольких входных значений (вектора).</text:span></text:p>
            <text:p text:style-name="P10">Входы:</text:p>
            <text:p text:style-name="P12"><text:span text:style-name="T4">x</text:span><text:span text:style-name="T2"> </text:span><text:span text:style-name="T4">–</text:span><text:span text:style-name="T2"> </text:span><text:span text:style-name="T3">входной порт для аргумента (для массива аргументов), задаваемый в радианах.</text:span></text:p>
            <text:p text:style-name="P8"/>
            <text:p text:style-name="P8">Выходы:</text:p>
            <text:p text:style-name="P12"><text:span text:style-name="T4">sin</text:span><text:span text:style-name="T2"> </text:span><text:span text:style-name="T4">–</text:span><text:span text:style-name="T3"> выходной порт для рассчитанного значения синуса заданных аргумента;</text:span></text:p>
            <text:p text:style-name="P12"><text:span text:style-name="T5">cos – </text:span><text:span text:style-name="T3">выходной порт для рассчитанного значения косинуса заданных аргументов.</text:span></text:p>
            <text:p text:style-name="P9"/>
            <text:p text:style-name="P8">Свойства:</text:p>
            <text:p text:style-name="P6"><text:span text:style-name="T6">Блок</text:span><text:span text:style-name="T4"> </text:span><text:span text:style-name="T6">не имеет специфичных свойств</text:span></text:p>
            <text:p text:style-name="P7"/>
            <text:p text:style-name="P8">Параметры:</text:p>
            <text:p text:style-name="P7">Блок не имеет параметров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нус с косинусом</dc:title>
    <dc:date>2016-12-23T11:30:11.17</dc:date>
    <meta:generator>OpenOffice/4.1.1$Win32 OpenOffice.org_project/411m6$Build-9775</meta:generator>
    <meta:editing-duration>PT5H38M44S</meta:editing-duration>
    <meta:editing-cycles>99</meta:editing-cycles>
    <dc:creator>ILYA KUBENSKIY</dc:creator>
    <meta:document-statistic meta:table-count="1" meta:image-count="2" meta:object-count="0" meta:page-count="1" meta:paragraph-count="16" meta:word-count="77" meta:character-count="539"/>
  </office:meta>
</office:document-meta>
</file>